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8" style:family="graphic" style:parent-style-name="objectwithoutfill">
      <style:graphic-properties draw:marker-end="Arrow" draw:marker-end-width="0.20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4cm"/>
    </style:style>
    <style:style style:name="gr11" style:family="graphic" style:parent-style-name="standard">
      <style:graphic-properties svg:stroke-color="#000000" draw:marker-start="Arrow" draw:marker-start-width="0.203cm" draw:marker-end="Arrow" draw:marker-end-width="0.20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1cm" fo:min-width="1.78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78cm" fo:min-width="0.809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1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85cm"/>
    </style:style>
    <style:style style:name="gr20" style:family="graphic" style:parent-style-name="objectwithoutfill">
      <style:graphic-properties draw:stroke="dash" draw:stroke-dash="Dashed_20__28_var_29_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3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4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0.2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2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91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1.6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1.7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4cm" fo:min-width="0.134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236cm" fo:min-width="1.631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2.2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2.1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4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1.445cm"/>
    </style:style>
    <style:style style:name="gr37" style:family="graphic" style:parent-style-name="objectwithoutfill">
      <style:graphic-properties draw:marker-start="Arrow" draw:marker-end="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0.7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2.662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3" style:family="text">
      <style:text-properties style:font-name="Liberation Sans" fo:font-size="12pt" style:font-name-asian="Liberation Sans3" style:font-size-asian="12pt" style:font-name-complex="Liberation Sans3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0.959cm" svg:height="0.725cm" svg:x="4.581cm" svg:y="1.49cm">
              <draw:text-box>
                <text:p><text:span text:style-name="T1">'re</text:span></text:p>
              </draw:text-box>
            </draw:frame>
            <draw:frame draw:style-name="gr2" draw:text-style-name="P1" draw:layer="layout" svg:width="1.031cm" svg:height="0.725cm" svg:x="4.56cm" svg:y="2.338cm">
              <draw:text-box>
                <text:p><text:span text:style-name="T1">'im</text:span></text:p>
              </draw:text-box>
            </draw:frame>
          </draw:g>
          <draw:g>
            <draw:frame draw:style-name="gr3" draw:text-style-name="P1" draw:layer="layout" svg:width="0.79cm" svg:height="0.725cm" svg:x="4.686cm" svg:y="3.515cm">
              <draw:text-box>
                <text:p><text:span text:style-name="T1">'x</text:span></text:p>
              </draw:text-box>
            </draw:frame>
            <draw:frame draw:style-name="gr3" draw:text-style-name="P1" draw:layer="layout" svg:width="0.79cm" svg:height="0.725cm" svg:x="4.665cm" svg:y="4.363cm">
              <draw:text-box>
                <text:p><text:span text:style-name="T1">'y</text:span></text:p>
              </draw:text-box>
            </draw:frame>
          </draw:g>
          <draw:g>
            <draw:frame draw:style-name="gr4" draw:text-style-name="P1" draw:layer="layout" svg:width="1.095cm" svg:height="0.725cm" svg:x="7.469cm" svg:y="2.444cm">
              <draw:text-box>
                <text:p><text:span text:style-name="T1">0:3</text:span></text:p>
              </draw:text-box>
            </draw:frame>
            <draw:frame draw:style-name="gr4" draw:text-style-name="P1" draw:layer="layout" svg:width="1.095cm" svg:height="0.725cm" svg:x="7.448cm" svg:y="3.292cm">
              <draw:text-box>
                <text:p><text:span text:style-name="T1">4:7</text:span></text:p>
              </draw:text-box>
            </draw:frame>
          </draw:g>
          <draw:g>
            <draw:frame draw:style-name="gr5" draw:text-style-name="P1" draw:layer="layout" svg:width="2.284cm" svg:height="0.725cm" svg:x="12.817cm" svg:y="4.113cm">
              <draw:text-box>
                <text:p><text:span text:style-name="T1">3f21e472</text:span></text:p>
              </draw:text-box>
            </draw:frame>
            <draw:frame draw:style-name="gr6" draw:text-style-name="P1" draw:layer="layout" svg:width="2.399cm" svg:height="0.725cm" svg:x="12.796cm" svg:y="4.961cm">
              <draw:text-box>
                <text:p><text:span text:style-name="T1">e41721a6</text:span></text:p>
              </draw:text-box>
            </draw:frame>
          </draw:g>
          <draw:frame draw:style-name="gr7" draw:text-style-name="P1" draw:layer="layout" svg:width="3.987cm" svg:height="1.199cm" svg:x="8.069cm" svg:y="4.269cm">
            <draw:text-box>
              <text:p><text:span text:style-name="T1">fmt-read(</text:span><text:span text:style-name="T2">·, ·</text:span><text:span text:style-name="T1">)</text:span></text:p>
              <text:p><text:span text:style-name="T1">fmt-write(</text:span><text:span text:style-name="T2">·</text:span><text:span text:style-name="T3">, </text:span><text:span text:style-name="T2">·, ·</text:span><text:span text:style-name="T3">)</text:span></text:p>
            </draw:text-box>
          </draw:frame>
          <draw:line draw:style-name="gr8" draw:text-style-name="P2" draw:layer="layout" svg:x1="5.577cm" svg:y1="4.297cm" svg:x2="7.396cm" svg:y2="3.266cm">
            <text:p/>
          </draw:line>
          <draw:frame draw:style-name="gr9" draw:text-style-name="P1" draw:layer="layout" svg:width="1.158cm" svg:height="0.725cm" svg:x="5.917cm" svg:y="2.057cm">
            <draw:text-box>
              <text:p><text:span text:style-name="T1">xlat</text:span></text:p>
            </draw:text-box>
          </draw:frame>
          <draw:line draw:style-name="gr8" draw:text-style-name="P2" draw:layer="layout" svg:x1="5.564cm" svg:y1="2.221cm" svg:x2="7.314cm" svg:y2="3.157cm">
            <text:p/>
          </draw:line>
          <draw:frame draw:style-name="gr9" draw:text-style-name="P1" draw:layer="layout" svg:width="1.158cm" svg:height="0.725cm" svg:x="5.917cm" svg:y="3.727cm">
            <draw:text-box>
              <text:p><text:span text:style-name="T1">xlat</text:span></text:p>
            </draw:text-box>
          </draw:frame>
          <draw:frame draw:style-name="gr10" draw:text-style-name="P1" draw:layer="layout" svg:width="1.514cm" svg:height="0.725cm" svg:x="10.112cm" svg:y="6.609cm">
            <draw:text-box>
              <text:p><text:span text:style-name="T1">value</text:span></text:p>
            </draw:text-box>
          </draw:frame>
          <draw:line draw:style-name="gr11" draw:text-style-name="P3" draw:layer="layout" svg:x1="10.823cm" svg:y1="5.363cm" svg:x2="10.837cm" svg:y2="6.72cm">
            <text:p/>
          </draw:line>
          <draw:line draw:style-name="gr8" draw:text-style-name="P2" draw:layer="layout" svg:x1="8.454cm" svg:y1="3.186cm" svg:x2="10.022cm" svg:y2="4.342cm">
            <text:p/>
          </draw:line>
          <draw:line draw:style-name="gr11" draw:text-style-name="P3" draw:layer="layout" svg:x1="12.632cm" svg:y1="4.736cm" svg:x2="10.908cm" svg:y2="4.74cm">
            <text:p/>
          </draw:line>
          <draw:frame draw:style-name="gr12" draw:text-style-name="P4" draw:layer="layout" svg:width="0.68cm" svg:height="2.384cm" svg:x="13.583cm" svg:y="1.814cm">
            <draw:text-box>
              <text:p>.<text:line-break/>.<text:line-break/>.</text:p>
            </draw:text-box>
          </draw:frame>
          <draw:frame draw:style-name="gr12" draw:text-style-name="P4" draw:layer="layout" svg:width="0.68cm" svg:height="2.384cm" svg:x="13.583cm" svg:y="5.096cm">
            <draw:text-box>
              <text:p>.<text:line-break/>.<text:line-break/>.</text:p>
            </draw:text-box>
          </draw:frame>
          <draw:custom-shape draw:style-name="gr13" draw:text-style-name="P2" draw:layer="layout" svg:width="2.32cm" svg:height="5.915cm" svg:x="12.81cm" svg:y="1.71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2.402cm" svg:height="0.725cm" svg:x="12.904cm" svg:y="1.651cm">
            <draw:text-box>
              <text:p text:style-name="P3"><text:span text:style-name="T1">memory</text:span></text:p>
            </draw:text-box>
          </draw:frame>
          <draw:custom-shape draw:style-name="gr15" draw:text-style-name="P2" draw:layer="layout" svg:width="1.343cm" svg:height="2.062cm" svg:x="7.314cm" svg:y="1.94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" draw:layer="layout" svg:width="1.713cm" svg:height="0.725cm" svg:x="7.134cm" svg:y="1.836cm">
            <draw:text-box>
              <text:p><text:span text:style-name="T1">format</text:span></text:p>
            </draw:text-box>
          </draw:frame>
          <draw:frame draw:style-name="gr14" draw:text-style-name="P1" draw:layer="layout" svg:width="1.302cm" svg:height="0.725cm" svg:x="5.301cm" svg:y="4.975cm">
            <draw:text-box>
              <text:p><text:span text:style-name="T1">type</text:span></text:p>
            </draw:text-box>
          </draw:frame>
          <draw:frame draw:style-name="gr14" draw:text-style-name="P1" draw:layer="layout" svg:width="1.302cm" svg:height="0.725cm" svg:x="4.162cm" svg:y="1cm">
            <draw:text-box>
              <text:p><text:span text:style-name="T1">type</text:span></text:p>
            </draw:text-box>
          </draw:frame>
          <draw:path draw:style-name="gr17" draw:text-style-name="P2" draw:layer="layout" svg:width="5.141cm" svg:height="2.01cm" draw:transform="rotate (-3.14159265358979) translate (17.712399365384cm 5.89971282154816cm)" svg:viewBox="0 0 5142 2011" svg:d="M1365 1667c307 0 613-18 917 0 274 15 500 34 814 108 293 68 366 197 666 163 284-32 628 165 855 18 290-188 326-527 416-886 72-287 242-625-83-760-211-88-352-316-646-271-287 44-583 0-876 0-262 0-528 0-791 0-222 0-470-87-667 0-226 100-412 118-625 144-217 25-412 40-647 127-238 88-529 85-582 416-39 237-273 487 62 651 264 129 504 60 729 199l229 18v91">
            <text:p/>
          </draw:path>
          <draw:frame draw:style-name="gr18" draw:text-style-name="P1" draw:layer="layout" svg:width="2.085cm" svg:height="0.725cm" svg:x="15.342cm" svg:y="4.595cm">
            <draw:text-box>
              <text:p><text:span text:style-name="T1">instance</text:span></text:p>
            </draw:text-box>
          </draw:frame>
          <draw:frame draw:style-name="gr19" draw:text-style-name="P1" draw:layer="layout" svg:width="2.085cm" svg:height="1.199cm" svg:x="10.185cm" svg:y="2.424cm">
            <draw:text-box>
              <text:p><text:span text:style-name="T1">instance</text:span></text:p>
              <text:p><text:span text:style-name="T1">base</text:span></text:p>
            </draw:text-box>
          </draw:frame>
          <draw:line draw:style-name="gr8" draw:text-style-name="P2" draw:layer="layout" svg:x1="11.06cm" svg:y1="3.493cm" svg:x2="10.529cm" svg:y2="4.378cm">
            <text:p/>
          </draw:line>
          <draw:path draw:style-name="gr17" draw:text-style-name="P2" draw:layer="layout" svg:width="7.583cm" svg:height="4.535cm" draw:transform="rotate (-3.14159265358979) translate (11.5485995357676cm 5.54581814885386cm)" svg:viewBox="0 0 7584 4536" svg:d="M6212 4496c193 0 387-16 579 0 194 16 394 70 579 18 354-99 179-447 108-687-85-286-317-506-362-796-46-296-353-330-524-507-186-191-439-23-634-144-228-141-467-129-705-109-255 22-397-206-615-344-308-194-42-469-471-506-291-25-275-431-542-525-291-103-251-452-525-597-221-117-394-328-706-271-196 36-397-16-597-18-239-3-482 0-723 0s-489 57-724 0c-270-66-377 213-344 416 36 231-57 659 218 669 596 20 156 511 560 543 251 20 478 132 670 271 197 143 452 254 561 471 145 292 547 347 524 669-24 327 210 380 235 669 17 204 300 242 489 344 216 117 365 149 561 127 310-36 430 165 723 126 235-31 473-4 706 19 189 19 406-71 561 90l235 18 181 54h18z">
            <text:p/>
          </draw:path>
          <draw:path draw:style-name="gr20" draw:text-style-name="P2" draw:layer="layout" svg:width="7.186cm" svg:height="4.278cm" draw:transform="rotate (-3.14159265358979) translate (11.69063747317cm 6.09793875694807cm)" svg:viewBox="0 0 7187 4279" svg:d="M2591 4252c241 1 482 0 723 0 187 0 374 0 561 0s385 62 561 0c294-104 221-455 163-687-84-333 213-423 452-434 320-15 460-320 760-489 243-137 392-129 597-145 235-18 533 158 706 0 191-175-51-503-37-759 12-246 0-495 0-742-2-348-316-408-542-543-206-123-437-21-688-181-192-122-457 0-687 0-229 0-459 0-688 0-192 0-391-40-579 0-222 47-335-121-561-90-232 32-469-39-705-36-192 3-387 11-579 0-197-11-367 2-579-109-159-83-361 0-543 0-192 0-387-15-579 0-473 37-308 422-325 688-17 241-6 483 0 723 6 249-87 534 72 742 167 218 496 60 706 181 244 141 536-16 651 271 125 313 487 428 543 760 43 256 58 518 36 778l217 36 271 54h18z">
            <text:p/>
          </draw:path>
        </draw:g>
        <draw:g>
          <draw:g>
            <draw:frame draw:style-name="gr21" draw:text-style-name="P1" draw:layer="layout" svg:width="0.959cm" svg:height="0.725cm" svg:x="4.994cm" svg:y="11.751cm">
              <draw:text-box>
                <text:p><text:span text:style-name="T1">'re</text:span></text:p>
              </draw:text-box>
            </draw:frame>
            <draw:frame draw:style-name="gr22" draw:text-style-name="P1" draw:layer="layout" svg:width="1.031cm" svg:height="0.725cm" svg:x="4.975cm" svg:y="12.542cm">
              <draw:text-box>
                <text:p><text:span text:style-name="T1">'im</text:span></text:p>
              </draw:text-box>
            </draw:frame>
          </draw:g>
          <draw:g>
            <draw:frame draw:style-name="gr23" draw:text-style-name="P1" draw:layer="layout" svg:width="0.79cm" svg:height="0.725cm" svg:x="5.092cm" svg:y="13.64cm">
              <draw:text-box>
                <text:p><text:span text:style-name="T1">'x</text:span></text:p>
              </draw:text-box>
            </draw:frame>
            <draw:frame draw:style-name="gr24" draw:text-style-name="P1" draw:layer="layout" svg:width="0.79cm" svg:height="0.725cm" svg:x="5.073cm" svg:y="14.432cm">
              <draw:text-box>
                <text:p><text:span text:style-name="T1">'y</text:span></text:p>
              </draw:text-box>
            </draw:frame>
          </draw:g>
          <draw:line draw:style-name="gr8" draw:text-style-name="P2" draw:layer="layout" svg:x1="5.957cm" svg:y1="14.37cm" svg:x2="9.26cm" svg:y2="15.349cm">
            <text:p/>
          </draw:line>
          <draw:line draw:style-name="gr8" draw:text-style-name="P2" draw:layer="layout" svg:x1="5.911cm" svg:y1="12.433cm" svg:x2="9.345cm" svg:y2="15.349cm">
            <text:p/>
          </draw:line>
          <draw:frame draw:style-name="gr25" draw:text-style-name="P1" draw:layer="layout" svg:width="1.514cm" svg:height="0.725cm" svg:x="9.749cm" svg:y="17.371cm">
            <draw:text-box>
              <text:p><text:span text:style-name="T1">value</text:span></text:p>
            </draw:text-box>
          </draw:frame>
          <draw:line draw:style-name="gr11" draw:text-style-name="P3" draw:layer="layout" svg:x1="10.481cm" svg:y1="16.278cm" svg:x2="10.494cm" svg:y2="17.544cm">
            <text:p/>
          </draw:line>
          <draw:line draw:style-name="gr11" draw:text-style-name="P3" draw:layer="layout" svg:x1="12.271cm" svg:y1="15.758cm" svg:x2="10.486cm" svg:y2="15.772cm">
            <text:p/>
          </draw:line>
          <draw:g>
            <draw:g>
              <draw:frame draw:style-name="gr26" draw:text-style-name="P1" draw:layer="layout" svg:width="2.284cm" svg:height="0.725cm" svg:x="12.324cm" svg:y="15.16cm">
                <draw:text-box>
                  <text:p><text:span text:style-name="T1">3f21e472</text:span></text:p>
                </draw:text-box>
              </draw:frame>
              <draw:frame draw:style-name="gr27" draw:text-style-name="P1" draw:layer="layout" svg:width="2.399cm" svg:height="0.725cm" svg:x="12.304cm" svg:y="15.952cm">
                <draw:text-box>
                  <text:p><text:span text:style-name="T1">e41721a6</text:span></text:p>
                </draw:text-box>
              </draw:frame>
            </draw:g>
            <draw:frame draw:style-name="gr28" draw:text-style-name="P4" draw:layer="layout" svg:width="0.634cm" svg:height="3.806cm" svg:x="13.039cm" svg:y="13.015cm">
              <draw:text-box>
                <text:p>.<text:line-break/>.<text:line-break/>.</text:p>
              </draw:text-box>
            </draw:frame>
            <draw:frame draw:style-name="gr29" draw:text-style-name="P4" draw:layer="layout" svg:width="0.68cm" svg:height="2.384cm" svg:x="13.039cm" svg:y="16.078cm">
              <draw:text-box>
                <text:p>.<text:line-break/>.<text:line-break/>.</text:p>
              </draw:text-box>
            </draw:frame>
            <draw:custom-shape draw:style-name="gr30" draw:text-style-name="P2" draw:layer="layout" svg:width="2.165cm" svg:height="5.52cm" svg:x="12.317cm" svg:y="12.926cm">
              <text:p/>
              <draw:enhanced-geometry svg:viewBox="0 0 21600 21600" draw:type="rectangle" draw:enhanced-path="M 0 0 L 21600 0 21600 21600 0 21600 0 0 Z N"/>
            </draw:custom-shape>
            <draw:frame draw:style-name="gr31" draw:text-style-name="P5" draw:layer="layout" svg:width="2.241cm" svg:height="0.725cm" svg:x="12.405cm" svg:y="12.863cm">
              <draw:text-box>
                <text:p text:style-name="P3"><text:span text:style-name="T1">memory</text:span></text:p>
              </draw:text-box>
            </draw:frame>
          </draw:g>
          <draw:path draw:style-name="gr17" draw:text-style-name="P2" draw:layer="layout" svg:width="2.577cm" svg:height="3.698cm" draw:transform="skewX (-0.217468024798493) rotate (-2.14902390798062) translate (7.95321131541102cm 11.8149871906881cm)" svg:viewBox="0 0 2578 3699" svg:d="M310 3503c341 76 684 114 1036 179 330 61 567-51 776-245 141-130 505 9 424-484-55-336 63-390 25-696-37-301-113-327-98-627 21-401-114-554-181-821-50-197-187-242-353-460-226-297-321-218-582-328-236-100-492 175-693 350-162 142-280 97-408 520-133 441-34 469-140 785-96 284-179 616-49 908 110 248 24 536 189 751l69 158z">
            <text:p/>
          </draw:path>
          <draw:path draw:style-name="gr17" draw:text-style-name="P2" draw:layer="layout" svg:width="3.005cm" svg:height="2.785cm" draw:transform="rotate (-3.14159265358979) translate (6.54407182946748cm 16.2601692791656cm)" svg:viewBox="0 0 3006 2786" svg:d="M710 2756c182 1 365 5 547 0 201-6 371-44 591-119 214-72 296-187 474-266 312-137 257-583 473-825 209-236 115-359 177-546 61-183 22-385 15-577-10-266-386-224-577-310-221-98-401-89-605-102-172-12-348-17-519 0-170 15-357-65-502 102-226 261-459 509-651 797-98 148 82 376 0 533-126 239-241 575 45 722 216 112 195 413 428 502l89 119z">
            <text:p/>
          </draw:path>
          <draw:frame draw:style-name="gr32" draw:text-style-name="P1" draw:layer="layout" svg:width="2.932cm" svg:height="0.725cm" svg:x="3.471cm" svg:y="15.297cm">
            <draw:text-box>
              <text:p><text:span text:style-name="T1">abstract type</text:span></text:p>
            </draw:text-box>
          </draw:frame>
          <draw:frame draw:style-name="gr32" draw:text-style-name="P1" draw:layer="layout" svg:width="2.932cm" svg:height="0.725cm" svg:x="3.759cm" svg:y="11.128cm">
            <draw:text-box>
              <text:p><text:span text:style-name="T1">abstract type</text:span></text:p>
            </draw:text-box>
          </draw:frame>
          <draw:frame draw:style-name="gr33" draw:text-style-name="P1" draw:layer="layout" svg:width="2.857cm" svg:height="1.199cm" svg:x="8.239cm" svg:y="15.283cm">
            <draw:text-box>
              <text:p><text:span text:style-name="T1">read(</text:span><text:span text:style-name="T2">·, ·, ·</text:span><text:span text:style-name="T1">)</text:span></text:p>
              <text:p><text:span text:style-name="T1">write(</text:span><text:span text:style-name="T2">·</text:span><text:span text:style-name="T3">, </text:span><text:span text:style-name="T2">·, ·, ·</text:span><text:span text:style-name="T3">)</text:span></text:p>
            </draw:text-box>
          </draw:frame>
          <draw:line draw:style-name="gr8" draw:text-style-name="P2" draw:layer="layout" svg:x1="10.601cm" svg:y1="13.858cm" svg:x2="10.038cm" svg:y2="15.349cm">
            <text:p/>
          </draw:line>
          <draw:frame draw:style-name="gr34" draw:text-style-name="P1" draw:layer="layout" svg:width="2.085cm" svg:height="1.199cm" svg:x="7.473cm" svg:y="12.902cm">
            <draw:text-box>
              <text:p><text:span text:style-name="T1">instance</text:span></text:p>
              <text:p><text:span text:style-name="T1">base</text:span></text:p>
            </draw:text-box>
          </draw:frame>
          <draw:line draw:style-name="gr8" draw:text-style-name="P2" draw:layer="layout" svg:x1="8.485cm" svg:y1="13.819cm" svg:x2="9.784cm" svg:y2="15.433cm">
            <text:p/>
          </draw:line>
          <draw:frame draw:style-name="gr35" draw:text-style-name="P1" draw:layer="layout" svg:width="3.413cm" svg:height="2.147cm" svg:x="9.142cm" svg:y="12.732cm">
            <draw:text-box>
              <text:p><text:span text:style-name="T1">compatible</text:span></text:p>
              <text:p><text:span text:style-name="T1">implementation </text:span></text:p>
              <text:p><text:span text:style-name="T1">type</text:span></text:p>
            </draw:text-box>
          </draw:frame>
          <draw:path draw:style-name="gr17" draw:text-style-name="P2" draw:layer="layout" svg:width="4.759cm" svg:height="1.69cm" draw:transform="rotate (-3.14159265358979) translate (16.6613164808114cm 16.726275134395cm)" svg:viewBox="0 0 4760 1691" svg:d="M900 1580c300 198 396-198 692-119 168 45 351 14 524-17 167-29 337-14 506-16 174-2 350 0 524 0 179 0 361 0 540 0 282 0 569 57 844 0 281-59 150-385 152-591 4-231 185-581-17-692-212-117-273-183-507-118-171 48-361 0-540 0-168 0-338-4-507 0-238 7-535-105-708 84-202 223-396 42-574 321-118 187-371 157-625 286-290 149-425 174-658 169-302-6-372 261-490 405-189 234 143 446 355 389 169-44 389 83 507-118h16z">
            <text:p/>
          </draw:path>
          <draw:frame draw:style-name="gr36" draw:text-style-name="P1" draw:layer="layout" svg:width="2.085cm" svg:height="0.725cm" svg:x="14.613cm" svg:y="15.13cm">
            <draw:text-box>
              <text:p><text:span text:style-name="T1">instance</text:span></text:p>
            </draw:text-box>
          </draw:frame>
          <draw:polyline draw:style-name="gr37" draw:text-style-name="P2" draw:layer="layout" svg:width="5.165cm" svg:height="6.735cm" draw:transform="rotate (0.00331612557878923) translate (2.931cm 10.3416680712247cm)" svg:viewBox="0 0 5166 6736" draw:points="0,0 5166,0 5076,6736 163,6704">
            <text:p/>
          </draw:polyline>
          <draw:polyline draw:style-name="gr37" draw:text-style-name="P2" draw:layer="layout" svg:width="4.81cm" svg:height="7.343cm" draw:transform="rotate (-3.14159265358979) translate (13.1608484436591cm 19.1373035204567cm)" svg:viewBox="0 0 4811 7344" draw:points="1064,7344 4811,7344 4811,0 0,0">
            <text:p/>
          </draw:polyline>
          <draw:frame draw:style-name="gr38" draw:text-style-name="P1" draw:layer="layout" svg:width="1.37cm" svg:height="0.725cm" svg:x="4.112cm" svg:y="9.751cm">
            <draw:text-box>
              <text:p><text:span text:style-name="T1">logic</text:span></text:p>
            </draw:text-box>
          </draw:frame>
          <draw:frame draw:style-name="gr39" draw:text-style-name="P1" draw:layer="layout" svg:width="3.389cm" svg:height="0.725cm" svg:x="8.484cm" svg:y="11.128cm">
            <draw:text-box>
              <text:p><text:span text:style-name="T1">implementa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2:20:15.175778450</meta:creation-date>
    <dc:date>2017-01-18T12:37:45.306356453</dc:date>
    <meta:editing-duration>PT8H48M34S</meta:editing-duration>
    <meta:editing-cycles>13</meta:editing-cycles>
    <meta:generator>LibreOffice/5.2.4.2.1$Linux_X86_64 LibreOffice_project/20m0$Build-2</meta:generator>
    <meta:document-statistic meta:object-count="71"/>
  </office:meta>
</office:document-meta>
</file>